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37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lonn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ttributi</text:p>
          </table:table-cell>
          <table:table-cell table:style-name="ce1" office:value-type="string" calcext:value-type="string">
            <text:p>Indic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 AUTO_INCREMENT</text:p>
          </table:table-cell>
          <table:table-cell office:value-type="string" calcext:value-type="string">
            <text:p>PRIMARY_KEY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ype_engin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type_gea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LL, DEFAULT(‘4 cilindri’)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horsepow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door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seat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FLOAT(9,2)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egistration_yea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op_num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(9,2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s_anci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 DEFAULT(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0:20:16.07677747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9:34:46.446304769</meta:creation-date>
    <dc:date>2021-05-05T10:25:41.168229844</dc:date>
    <meta:editing-duration>PT14M12S</meta:editing-duration>
    <meta:editing-cycles>2</meta:editing-cycles>
    <meta:generator>LibreOffice/6.4.6.2$Linux_X86_64 LibreOffice_project/40$Build-2</meta:generator>
    <meta:document-statistic meta:table-count="1" meta:cell-count="59" meta:object-count="0"/>
  </office:meta>
</office:document-meta>
</file>